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2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10" office:value-type="float" office:value="0.61413" calcext:value-type="float">
            <text:p>0.61413</text:p>
          </table:table-cell>
          <table:table-cell table:style-name="ce10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10" office:value-type="float" office:value="0.075976" calcext:value-type="float">
            <text:p>0.075976</text:p>
          </table:table-cell>
          <table:table-cell table:style-name="ce10" office:value-type="float" office:value="0.52531" calcext:value-type="float">
            <text:p>0.525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10" office:value-type="float" office:value="0.564866" calcext:value-type="float">
            <text:p>0.564866</text:p>
          </table:table-cell>
          <table:table-cell table:style-name="ce10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10" office:value-type="float" office:value="0.549681" calcext:value-type="float">
            <text:p>0.549681</text:p>
          </table:table-cell>
          <table:table-cell table:style-name="ce10" office:value-type="float" office:value="0.621198" calcext:value-type="float">
            <text:p>0.62119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00177" calcext:value-type="float">
            <text:p>0.000177</text:p>
          </table:table-cell>
          <table:table-cell table:style-name="ce10" office:value-type="float" office:value="0.574068" calcext:value-type="float">
            <text:p>0.57406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10" office:value-type="float" office:value="0.649903" calcext:value-type="float">
            <text:p>0.649903</text:p>
          </table:table-cell>
          <table:table-cell table:style-name="ce10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10" office:value-type="float" office:value="0.583352" calcext:value-type="float">
            <text:p>0.583352</text:p>
          </table:table-cell>
          <table:table-cell table:style-name="ce10" office:value-type="float" office:value="0.65396" calcext:value-type="float">
            <text:p>0.65396</text:p>
          </table:table-cell>
          <table:table-cell table:style-name="ce10" office:value-type="float" office:value="0.36143" calcext:value-type="float">
            <text:p>0.36143</text:p>
          </table:table-cell>
          <table:table-cell table:style-name="ce10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581111" calcext:value-type="float">
            <text:p>0.58111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10" office:value-type="float" office:value="0.656454" calcext:value-type="float">
            <text:p>0.656454</text:p>
          </table:table-cell>
          <table:table-cell table:style-name="ce10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10" office:value-type="float" office:value="0.595916" calcext:value-type="float">
            <text:p>0.595916</text:p>
          </table:table-cell>
          <table:table-cell table:style-name="ce10" office:value-type="float" office:value="0.650886" calcext:value-type="float">
            <text:p>0.650886</text:p>
          </table:table-cell>
          <table:table-cell table:style-name="ce10" office:value-type="float" office:value="0.596184" calcext:value-type="float">
            <text:p>0.596184</text:p>
          </table:table-cell>
          <table:table-cell table:style-name="ce10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09855" calcext:value-type="float">
            <text:p>0.609855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10" office:value-type="float" office:value="0.616058" calcext:value-type="float">
            <text:p>0.616058</text:p>
          </table:table-cell>
          <table:table-cell table:style-name="ce10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10" office:value-type="float" office:value="0.620729" calcext:value-type="float">
            <text:p>0.620729</text:p>
          </table:table-cell>
          <table:table-cell table:style-name="ce10" office:value-type="float" office:value="0.661981" calcext:value-type="float">
            <text:p>0.661981</text:p>
          </table:table-cell>
          <table:table-cell table:style-name="ce10" office:value-type="float" office:value="0.614736" calcext:value-type="float">
            <text:p>0.614736</text:p>
          </table:table-cell>
          <table:table-cell table:style-name="ce10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18708" calcext:value-type="float">
            <text:p>0.618708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10" office:value-type="float" office:value="0.651341" calcext:value-type="float">
            <text:p>0.651341</text:p>
          </table:table-cell>
          <table:table-cell table:style-name="ce10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10" office:value-type="float" office:value="0.655592" calcext:value-type="float">
            <text:p>0.655592</text:p>
          </table:table-cell>
          <table:table-cell table:style-name="ce10" office:value-type="float" office:value="0.669113" calcext:value-type="float">
            <text:p>0.669113</text:p>
          </table:table-cell>
          <table:table-cell table:style-name="ce10" office:value-type="float" office:value="0.641604" calcext:value-type="float">
            <text:p>0.641604</text:p>
          </table:table-cell>
          <table:table-cell table:style-name="ce10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1397" calcext:value-type="float">
            <text:p>0.64139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10" office:value-type="float" office:value="0.66587" calcext:value-type="float">
            <text:p>0.66587</text:p>
          </table:table-cell>
          <table:table-cell table:style-name="ce10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10" office:value-type="float" office:value="0.656153" calcext:value-type="float">
            <text:p>0.656153</text:p>
          </table:table-cell>
          <table:table-cell table:style-name="ce10" office:value-type="float" office:value="0.673115" calcext:value-type="float">
            <text:p>0.673115</text:p>
          </table:table-cell>
          <table:table-cell table:style-name="ce10" office:value-type="float" office:value="0.651614" calcext:value-type="float">
            <text:p>0.651614</text:p>
          </table:table-cell>
          <table:table-cell table:style-name="ce10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42527" calcext:value-type="float">
            <text:p>0.64252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12" office:value-type="float" office:value="0.678586" calcext:value-type="float">
            <text:p>0.678586</text:p>
          </table:table-cell>
          <table:table-cell table:style-name="ce10" office:value-type="float" office:value="0.686585" calcext:value-type="float">
            <text:p>0.686585</text:p>
          </table:table-cell>
          <table:table-cell table:style-name="ce10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2" office:value-type="float" office:value="0.673324" calcext:value-type="float">
            <text:p>0.673324</text:p>
          </table:table-cell>
          <table:table-cell table:style-name="ce10" office:value-type="float" office:value="0.659692" calcext:value-type="float">
            <text:p>0.659692</text:p>
          </table:table-cell>
          <table:table-cell table:style-name="ce10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float" office:value="0.650521" calcext:value-type="float">
            <text:p>0.65052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/>
          <table:table-cell table:style-name="ce10"/>
          <table:table-cell table:style-name="ce12"/>
          <table:table-cell table:number-columns-repeated="1003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10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12" office:value-type="float" office:value="0.680372" calcext:value-type="float">
            <text:p>0.680372</text:p>
          </table:table-cell>
          <table:table-cell table:style-name="ce10" office:value-type="float" office:value="0.654934" calcext:value-type="float">
            <text:p>0.654934</text:p>
          </table:table-cell>
          <table:table-cell table:style-name="ce10" office:value-type="float" office:value="0.66287" calcext:value-type="float">
            <text:p>0.66287</text:p>
          </table:table-cell>
          <table:table-cell table:style-name="ce10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12" office:value-type="float" office:value="0.615898" calcext:value-type="float">
            <text:p>0.61589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56573" calcext:value-type="float">
            <text:p>0.656573</text:p>
          </table:table-cell>
          <table:table-cell/>
          <table:table-cell office:value-type="float" office:value="0.658603" calcext:value-type="float">
            <text:p>0.658603</text:p>
          </table:table-cell>
          <table:table-cell table:style-name="ce12"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10" office:value-type="float" office:value="0.681989" calcext:value-type="float">
            <text:p>0.681989</text:p>
          </table:table-cell>
          <table:table-cell table:style-name="ce10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10" office:value-type="float" office:value="0.652132" calcext:value-type="float">
            <text:p>0.652132</text:p>
          </table:table-cell>
          <table:table-cell table:style-name="ce10" office:value-type="float" office:value="0.647032" calcext:value-type="float">
            <text:p>0.647032</text:p>
          </table:table-cell>
          <table:table-cell table:style-name="ce10" office:value-type="float" office:value="0.668318" calcext:value-type="float">
            <text:p>0.668318</text:p>
          </table:table-cell>
          <table:table-cell table:style-name="ce10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62615" calcext:value-type="float">
            <text:p>0.662615</text:p>
          </table:table-cell>
          <table:table-cell table:style-name="ce10"/>
          <table:table-cell office:value-type="float" office:value="0.66263" calcext:value-type="float">
            <text:p>0.66263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10" office:value-type="float" office:value="0.670344" calcext:value-type="float">
            <text:p>0.670344</text:p>
          </table:table-cell>
          <table:table-cell table:style-name="ce12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10" office:value-type="float" office:value="0.64988" calcext:value-type="float">
            <text:p>0.64988</text:p>
          </table:table-cell>
          <table:table-cell table:style-name="ce10" office:value-type="float" office:value="0.65573" calcext:value-type="float">
            <text:p>0.65573</text:p>
          </table:table-cell>
          <table:table-cell table:style-name="ce10" office:value-type="float" office:value="0.644315" calcext:value-type="float">
            <text:p>0.644315</text:p>
          </table:table-cell>
          <table:table-cell table:style-name="ce12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20144" calcext:value-type="float">
            <text:p>0.520144</text:p>
          </table:table-cell>
          <table:table-cell table:style-name="ce10" office:value-type="float" office:value="0.662581" calcext:value-type="float">
            <text:p>0.662581</text:p>
          </table:table-cell>
          <table:table-cell table:style-name="ce12"/>
          <table:table-cell office:value-type="float" office:value="0.665518" calcext:value-type="float">
            <text:p>0.665518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10" office:value-type="float" office:value="0.655398" calcext:value-type="float">
            <text:p>0.655398</text:p>
          </table:table-cell>
          <table:table-cell table:style-name="ce10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10" office:value-type="float" office:value="0.668719" calcext:value-type="float">
            <text:p>0.668719</text:p>
          </table:table-cell>
          <table:table-cell table:style-name="ce10" office:value-type="float" office:value="0.672885" calcext:value-type="float">
            <text:p>0.672885</text:p>
          </table:table-cell>
          <table:table-cell table:style-name="ce10" office:value-type="float" office:value="0.65754" calcext:value-type="float">
            <text:p>0.65754</text:p>
          </table:table-cell>
          <table:table-cell table:style-name="ce10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87938" calcext:value-type="float">
            <text:p>0.587938</text:p>
          </table:table-cell>
          <table:table-cell table:style-name="ce10" office:value-type="float" office:value="0.666489" calcext:value-type="float">
            <text:p>0.666489</text:p>
          </table:table-cell>
          <table:table-cell table:style-name="ce10"/>
          <table:table-cell office:value-type="float" office:value="0.654339" calcext:value-type="float">
            <text:p>0.654339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13" office:value-type="float" office:value="0.674051" calcext:value-type="float">
            <text:p>0.674051</text:p>
          </table:table-cell>
          <table:table-cell table:style-name="ce10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10" office:value-type="float" office:value="0.673847" calcext:value-type="float">
            <text:p>0.673847</text:p>
          </table:table-cell>
          <table:table-cell table:style-name="ce10" office:value-type="float" office:value="0.691537" calcext:value-type="float">
            <text:p>0.691537</text:p>
          </table:table-cell>
          <table:table-cell table:style-name="ce13" office:value-type="float" office:value="0.673666" calcext:value-type="float">
            <text:p>0.673666</text:p>
          </table:table-cell>
          <table:table-cell table:style-name="ce10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86865" calcext:value-type="float">
            <text:p>0.486865</text:p>
          </table:table-cell>
          <table:table-cell table:style-name="ce13" office:value-type="float" office:value="0.645687" calcext:value-type="float">
            <text:p>0.645687</text:p>
          </table:table-cell>
          <table:table-cell table:style-name="ce10"/>
          <table:table-cell office:value-type="float" office:value="0.665821" calcext:value-type="float">
            <text:p>0.665821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10" office:value-type="float" office:value="0.681549" calcext:value-type="float">
            <text:p>0.681549</text:p>
          </table:table-cell>
          <table:table-cell table:style-name="ce10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10" office:value-type="float" office:value="0.672918" calcext:value-type="float">
            <text:p>0.672918</text:p>
          </table:table-cell>
          <table:table-cell table:style-name="ce10" office:value-type="float" office:value="0.649711" calcext:value-type="float">
            <text:p>0.649711</text:p>
          </table:table-cell>
          <table:table-cell table:style-name="ce10" office:value-type="float" office:value="0.676968" calcext:value-type="float">
            <text:p>0.676968</text:p>
          </table:table-cell>
          <table:table-cell table:style-name="ce10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10" office:value-type="float" office:value="0.499636" calcext:value-type="float">
            <text:p>0.499636</text:p>
          </table:table-cell>
          <table:table-cell table:style-name="ce10" office:value-type="float" office:value="0.509525" calcext:value-type="float">
            <text:p>0.509525</text:p>
          </table:table-cell>
          <table:table-cell table:style-name="ce10" office:value-type="float" office:value="0.663078" calcext:value-type="float">
            <text:p>0.663078</text:p>
          </table:table-cell>
          <table:table-cell table:style-name="ce10"/>
          <table:table-cell office:value-type="float" office:value="0.671085" calcext:value-type="float">
            <text:p>0.67108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10" office:value-type="float" office:value="0.666968" calcext:value-type="float">
            <text:p>0.666968</text:p>
          </table:table-cell>
          <table:table-cell table:style-name="ce10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10" office:value-type="float" office:value="0.675256" calcext:value-type="float">
            <text:p>0.675256</text:p>
          </table:table-cell>
          <table:table-cell table:style-name="ce10" office:value-type="float" office:value="0.636041" calcext:value-type="float">
            <text:p>0.636041</text:p>
          </table:table-cell>
          <table:table-cell table:style-name="ce10" office:value-type="float" office:value="0.676557" calcext:value-type="float">
            <text:p>0.676557</text:p>
          </table:table-cell>
          <table:table-cell table:style-name="ce10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10" office:value-type="float" office:value="0.58119" calcext:value-type="float">
            <text:p>0.58119</text:p>
          </table:table-cell>
          <table:table-cell table:style-name="ce10" office:value-type="float" office:value="0.583805" calcext:value-type="float">
            <text:p>0.583805</text:p>
          </table:table-cell>
          <table:table-cell table:style-name="ce10" office:value-type="float" office:value="0.67448" calcext:value-type="float">
            <text:p>0.67448</text:p>
          </table:table-cell>
          <table:table-cell table:style-name="ce10"/>
          <table:table-cell office:value-type="float" office:value="0.64091" calcext:value-type="float">
            <text:p>0.64091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13" office:value-type="float" office:value="0.694692" calcext:value-type="float">
            <text:p>0.694692</text:p>
          </table:table-cell>
          <table:table-cell table:style-name="ce10" office:value-type="float" office:value="0.689779" calcext:value-type="float">
            <text:p>0.689779</text:p>
          </table:table-cell>
          <table:table-cell table:style-name="ce12" office:value-type="float" office:value="0.603924" calcext:value-type="float">
            <text:p>0.603924</text:p>
          </table:table-cell>
          <table:table-cell table:style-name="ce12" office:value-type="float" office:value="0.697411" calcext:value-type="float">
            <text:p>0.697411</text:p>
          </table:table-cell>
          <table:table-cell table:style-name="ce10" office:value-type="float" office:value="0.687332" calcext:value-type="float">
            <text:p>0.687332</text:p>
          </table:table-cell>
          <table:table-cell table:style-name="ce10" office:value-type="float" office:value="0.686774" calcext:value-type="float">
            <text:p>0.686774</text:p>
          </table:table-cell>
          <table:table-cell table:style-name="ce13" office:value-type="float" office:value="0.684103" calcext:value-type="float">
            <text:p>0.684103</text:p>
          </table:table-cell>
          <table:table-cell table:style-name="ce10" office:value-type="float" office:value="0.679422" calcext:value-type="float">
            <text:p>0.679422</text:p>
          </table:table-cell>
          <table:table-cell table:style-name="ce12" office:value-type="float" office:value="0.678829" calcext:value-type="float">
            <text:p>0.678829</text:p>
          </table:table-cell>
          <table:table-cell table:style-name="ce12" office:value-type="float" office:value="0.659763" calcext:value-type="float">
            <text:p>0.659763</text:p>
          </table:table-cell>
          <table:table-cell table:style-name="ce10" office:value-type="float" office:value="0.596252" calcext:value-type="float">
            <text:p>0.596252</text:p>
          </table:table-cell>
          <table:table-cell table:style-name="ce10" office:value-type="float" office:value="0.618568" calcext:value-type="float">
            <text:p>0.618568</text:p>
          </table:table-cell>
          <table:table-cell table:style-name="ce13" office:value-type="float" office:value="0.655583" calcext:value-type="float">
            <text:p>0.655583</text:p>
          </table:table-cell>
          <table:table-cell table:style-name="ce10"/>
          <table:table-cell table:style-name="ce12" office:value-type="float" office:value="0.661956" calcext:value-type="float">
            <text:p>0.661956</text:p>
          </table:table-cell>
          <table:table-cell table:style-name="ce12"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10" office:value-type="float" office:value="0.678297" calcext:value-type="float">
            <text:p>0.678297</text:p>
          </table:table-cell>
          <table:table-cell table:style-name="ce10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10" office:value-type="float" office:value="0.688569" calcext:value-type="float">
            <text:p>0.688569</text:p>
          </table:table-cell>
          <table:table-cell table:style-name="ce10" office:value-type="float" office:value="0.641225" calcext:value-type="float">
            <text:p>0.641225</text:p>
          </table:table-cell>
          <table:table-cell table:style-name="ce10" office:value-type="float" office:value="0.657572" calcext:value-type="float">
            <text:p>0.657572</text:p>
          </table:table-cell>
          <table:table-cell table:style-name="ce10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10" office:value-type="float" office:value="0.60029" calcext:value-type="float">
            <text:p>0.60029</text:p>
          </table:table-cell>
          <table:table-cell table:style-name="ce10" office:value-type="float" office:value="0.592974" calcext:value-type="float">
            <text:p>0.592974</text:p>
          </table:table-cell>
          <table:table-cell table:style-name="ce10" table:number-columns-repeated="2"/>
          <table:table-cell office:value-type="float" office:value="0.680345" calcext:value-type="float">
            <text:p>0.680345</text:p>
          </table:table-cell>
          <table:table-cell/>
          <table:table-cell table:style-name="ce10" table:number-columns-repeated="2"/>
          <table:table-cell table:number-columns-repeated="1003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10" office:value-type="float" office:value="0.692032" calcext:value-type="float">
            <text:p>0.692032</text:p>
          </table:table-cell>
          <table:table-cell table:style-name="ce10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table:number-columns-repeated="2"/>
          <table:table-cell office:value-type="float" office:value="0.641929" calcext:value-type="float">
            <text:p>0.641929</text:p>
          </table:table-cell>
          <table:table-cell table:number-columns-repeated="1006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10" office:value-type="float" office:value="0.687786" calcext:value-type="float">
            <text:p>0.687786</text:p>
          </table:table-cell>
          <table:table-cell table:style-name="ce10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12" office:value-type="float" office:value="0.625719" calcext:value-type="float">
            <text:p>0.625719</text:p>
          </table:table-cell>
          <table:table-cell table:number-columns-repeated="2"/>
          <table:table-cell office:value-type="float" office:value="0.681514" calcext:value-type="float">
            <text:p>0.681514</text:p>
          </table:table-cell>
          <table:table-cell table:number-columns-repeated="1006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10" office:value-type="float" office:value="0.648962" calcext:value-type="float">
            <text:p>0.648962</text:p>
          </table:table-cell>
          <table:table-cell table:style-name="ce10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table:number-columns-repeated="2"/>
          <table:table-cell office:value-type="float" office:value="0.681761" calcext:value-type="float">
            <text:p>0.681761</text:p>
          </table:table-cell>
          <table:table-cell table:number-columns-repeated="1006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10" office:value-type="float" office:value="0.663536" calcext:value-type="float">
            <text:p>0.663536</text:p>
          </table:table-cell>
          <table:table-cell table:style-name="ce10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12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table:number-columns-repeated="2"/>
          <table:table-cell office:value-type="float" office:value="0.687756" calcext:value-type="float">
            <text:p>0.687756</text:p>
          </table:table-cell>
          <table:table-cell table:number-columns-repeated="1006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12" office:value-type="float" office:value="0.68215" calcext:value-type="float">
            <text:p>0.68215</text:p>
          </table:table-cell>
          <table:table-cell table:style-name="ce10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12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table:number-columns-repeated="2"/>
          <table:table-cell office:value-type="float" office:value="0.676946" calcext:value-type="float">
            <text:p>0.676946</text:p>
          </table:table-cell>
          <table:table-cell table:number-columns-repeated="1006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10" office:value-type="float" office:value="0.707615" calcext:value-type="float">
            <text:p>0.707615</text:p>
          </table:table-cell>
          <table:table-cell table:style-name="ce10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table:number-columns-repeated="2"/>
          <table:table-cell office:value-type="float" office:value="0.675929" calcext:value-type="float">
            <text:p>0.675929</text:p>
          </table:table-cell>
          <table:table-cell table:number-columns-repeated="1006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10" office:value-type="float" office:value="0.707904" calcext:value-type="float">
            <text:p>0.707904</text:p>
          </table:table-cell>
          <table:table-cell table:style-name="ce10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table:number-columns-repeated="2"/>
          <table:table-cell office:value-type="float" office:value="0.677261" calcext:value-type="float">
            <text:p>0.677261</text:p>
          </table:table-cell>
          <table:table-cell table:number-columns-repeated="1006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10" office:value-type="float" office:value="0.672899" calcext:value-type="float">
            <text:p>0.672899</text:p>
          </table:table-cell>
          <table:table-cell table:style-name="ce10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table:number-columns-repeated="2"/>
          <table:table-cell office:value-type="float" office:value="0.68783" calcext:value-type="float">
            <text:p>0.68783</text:p>
          </table:table-cell>
          <table:table-cell table:number-columns-repeated="1006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10" office:value-type="float" office:value="0.692197" calcext:value-type="float">
            <text:p>0.692197</text:p>
          </table:table-cell>
          <table:table-cell table:style-name="ce10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12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table:number-columns-repeated="2"/>
          <table:table-cell office:value-type="float" office:value="0.67493" calcext:value-type="float">
            <text:p>0.67493</text:p>
          </table:table-cell>
          <table:table-cell table:number-columns-repeated="1006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10" office:value-type="float" office:value="0.697559" calcext:value-type="float">
            <text:p>0.697559</text:p>
          </table:table-cell>
          <table:table-cell table:style-name="ce10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table:number-columns-repeated="2"/>
          <table:table-cell office:value-type="float" office:value="0.69684" calcext:value-type="float">
            <text:p>0.69684</text:p>
          </table:table-cell>
          <table:table-cell table:number-columns-repeated="1006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table:number-columns-repeated="2"/>
          <table:table-cell office:value-type="float" office:value="0.68153" calcext:value-type="float">
            <text:p>0.68153</text:p>
          </table:table-cell>
          <table:table-cell table:number-columns-repeated="1006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12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table:number-columns-repeated="2"/>
          <table:table-cell office:value-type="float" office:value="0.702384" calcext:value-type="float">
            <text:p>0.702384</text:p>
          </table:table-cell>
          <table:table-cell table:number-columns-repeated="1006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12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table:number-columns-repeated="2"/>
          <table:table-cell office:value-type="float" office:value="0.689264" calcext:value-type="float">
            <text:p>0.689264</text:p>
          </table:table-cell>
          <table:table-cell table:number-columns-repeated="1006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table:number-columns-repeated="2"/>
          <table:table-cell office:value-type="float" office:value="0.69383" calcext:value-type="float">
            <text:p>0.69383</text:p>
          </table:table-cell>
          <table:table-cell table:number-columns-repeated="1006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table:number-columns-repeated="2"/>
          <table:table-cell office:value-type="float" office:value="0.686839" calcext:value-type="float">
            <text:p>0.686839</text:p>
          </table:table-cell>
          <table:table-cell table:number-columns-repeated="1006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table:number-columns-repeated="2"/>
          <table:table-cell office:value-type="float" office:value="0.686194" calcext:value-type="float">
            <text:p>0.686194</text:p>
          </table:table-cell>
          <table:table-cell table:number-columns-repeated="1006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table:number-columns-repeated="3"/>
          <table:table-cell office:value-type="float" office:value="0.691868" calcext:value-type="float">
            <text:p>0.691868</text:p>
          </table:table-cell>
          <table:table-cell table:number-columns-repeated="1006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table:number-columns-repeated="3"/>
          <table:table-cell office:value-type="float" office:value="0.693471" calcext:value-type="float">
            <text:p>0.693471</text:p>
          </table:table-cell>
          <table:table-cell table:number-columns-repeated="1006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table:number-columns-repeated="3"/>
          <table:table-cell office:value-type="float" office:value="0.689746" calcext:value-type="float">
            <text:p>0.689746</text:p>
          </table:table-cell>
          <table:table-cell table:number-columns-repeated="1006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table:number-columns-repeated="3"/>
          <table:table-cell office:value-type="float" office:value="0.697492" calcext:value-type="float">
            <text:p>0.697492</text:p>
          </table:table-cell>
          <table:table-cell table:number-columns-repeated="1006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table:number-columns-repeated="3"/>
          <table:table-cell office:value-type="float" office:value="0.701867" calcext:value-type="float">
            <text:p>0.701867</text:p>
          </table:table-cell>
          <table:table-cell table:number-columns-repeated="1006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table:number-columns-repeated="3"/>
          <table:table-cell office:value-type="float" office:value="0.689779" calcext:value-type="float">
            <text:p>0.689779</text:p>
          </table:table-cell>
          <table:table-cell table:number-columns-repeated="1006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table:number-columns-repeated="3"/>
          <table:table-cell office:value-type="float" office:value="0.680203" calcext:value-type="float">
            <text:p>0.680203</text:p>
          </table:table-cell>
          <table:table-cell table:number-columns-repeated="1006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table:number-columns-repeated="1010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table:number-columns-repeated="1010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table:number-columns-repeated="1010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table:number-columns-repeated="1010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table:number-columns-repeated="1010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15.3012in" svg:y="2.959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3:'f-AUC'.A42 'f-AUC'.B2:'f-AUC'.B2 'f-AUC'.B3:'f-AUC'.B52 'f-AUC'.H2:'f-AUC'.H2 'f-AUC'.H3:'f-AUC'.H52 'f-AUC'.I2:'f-AUC'.I2 'f-AUC'.I3:'f-AUC'.I52 'f-AUC'.M2:'f-AUC'.M2 'f-AUC'.M3:'f-AUC'.M52 'f-AUC'.N2:'f-AUC'.N2 'f-AUC'.N3:'f-AUC'.N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5945in" svg:y="13.328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table:number-columns-repeated="100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table:number-columns-repeated="100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table:number-columns-repeated="100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table:number-columns-repeated="100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table:number-columns-repeated="1006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table:number-columns-repeated="1006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table:number-columns-repeated="1006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table:number-columns-repeated="100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table:number-columns-repeated="1006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/>
          <table:table-cell office:value-type="float" office:value="0.743997" calcext:value-type="float">
            <text:p>0.743997</text:p>
          </table:table-cell>
          <table:table-cell table:number-columns-repeated="1006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/>
          <table:table-cell office:value-type="float" office:value="0.743496" calcext:value-type="float">
            <text:p>0.743496</text:p>
          </table:table-cell>
          <table:table-cell table:number-columns-repeated="1006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/>
          <table:table-cell office:value-type="float" office:value="0.748173" calcext:value-type="float">
            <text:p>0.748173</text:p>
          </table:table-cell>
          <table:table-cell table:number-columns-repeated="1006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/>
          <table:table-cell office:value-type="float" office:value="0.765328" calcext:value-type="float">
            <text:p>0.765328</text:p>
          </table:table-cell>
          <table:table-cell table:number-columns-repeated="1006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/>
          <table:table-cell office:value-type="float" office:value="0.766027" calcext:value-type="float">
            <text:p>0.766027</text:p>
          </table:table-cell>
          <table:table-cell table:number-columns-repeated="1006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/>
          <table:table-cell office:value-type="float" office:value="0.765144" calcext:value-type="float">
            <text:p>0.765144</text:p>
          </table:table-cell>
          <table:table-cell table:number-columns-repeated="1006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/>
          <table:table-cell office:value-type="float" office:value="0.771221" calcext:value-type="float">
            <text:p>0.771221</text:p>
          </table:table-cell>
          <table:table-cell table:number-columns-repeated="1006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/>
          <table:table-cell office:value-type="float" office:value="0.768758" calcext:value-type="float">
            <text:p>0.768758</text:p>
          </table:table-cell>
          <table:table-cell table:number-columns-repeated="1006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table:number-columns-repeated="2"/>
          <table:table-cell office:value-type="float" office:value="0.771975" calcext:value-type="float">
            <text:p>0.771975</text:p>
          </table:table-cell>
          <table:table-cell table:number-columns-repeated="1006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table:number-columns-repeated="2"/>
          <table:table-cell office:value-type="float" office:value="0.778665" calcext:value-type="float">
            <text:p>0.778665</text:p>
          </table:table-cell>
          <table:table-cell table:number-columns-repeated="1006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table:number-columns-repeated="2"/>
          <table:table-cell office:value-type="float" office:value="0.779152" calcext:value-type="float">
            <text:p>0.779152</text:p>
          </table:table-cell>
          <table:table-cell table:number-columns-repeated="1006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table:number-columns-repeated="2"/>
          <table:table-cell office:value-type="float" office:value="0.775208" calcext:value-type="float">
            <text:p>0.775208</text:p>
          </table:table-cell>
          <table:table-cell table:number-columns-repeated="1006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table:number-columns-repeated="2"/>
          <table:table-cell office:value-type="float" office:value="0.777236" calcext:value-type="float">
            <text:p>0.777236</text:p>
          </table:table-cell>
          <table:table-cell table:number-columns-repeated="1006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table:number-columns-repeated="2"/>
          <table:table-cell office:value-type="float" office:value="0.785224" calcext:value-type="float">
            <text:p>0.785224</text:p>
          </table:table-cell>
          <table:table-cell table:number-columns-repeated="1006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table:number-columns-repeated="2"/>
          <table:table-cell office:value-type="float" office:value="0.785765" calcext:value-type="float">
            <text:p>0.785765</text:p>
          </table:table-cell>
          <table:table-cell table:number-columns-repeated="1006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table:number-columns-repeated="2"/>
          <table:table-cell office:value-type="float" office:value="0.781969" calcext:value-type="float">
            <text:p>0.781969</text:p>
          </table:table-cell>
          <table:table-cell table:number-columns-repeated="1006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table:number-columns-repeated="2"/>
          <table:table-cell office:value-type="float" office:value="0.782145" calcext:value-type="float">
            <text:p>0.782145</text:p>
          </table:table-cell>
          <table:table-cell table:number-columns-repeated="1006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table:number-columns-repeated="2"/>
          <table:table-cell office:value-type="float" office:value="0.78572" calcext:value-type="float">
            <text:p>0.78572</text:p>
          </table:table-cell>
          <table:table-cell table:number-columns-repeated="1006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table:number-columns-repeated="2"/>
          <table:table-cell office:value-type="float" office:value="0.787037" calcext:value-type="float">
            <text:p>0.787037</text:p>
          </table:table-cell>
          <table:table-cell table:number-columns-repeated="1006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table:number-columns-repeated="2"/>
          <table:table-cell office:value-type="float" office:value="0.786766" calcext:value-type="float">
            <text:p>0.786766</text:p>
          </table:table-cell>
          <table:table-cell table:number-columns-repeated="1006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table:number-columns-repeated="2"/>
          <table:table-cell office:value-type="float" office:value="0.785401" calcext:value-type="float">
            <text:p>0.785401</text:p>
          </table:table-cell>
          <table:table-cell table:number-columns-repeated="1006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table:number-columns-repeated="2"/>
          <table:table-cell office:value-type="float" office:value="0.787697" calcext:value-type="float">
            <text:p>0.787697</text:p>
          </table:table-cell>
          <table:table-cell table:number-columns-repeated="1006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table:number-columns-repeated="2"/>
          <table:table-cell office:value-type="float" office:value="0.78584" calcext:value-type="float">
            <text:p>0.78584</text:p>
          </table:table-cell>
          <table:table-cell table:number-columns-repeated="1006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table:number-columns-repeated="2"/>
          <table:table-cell office:value-type="float" office:value="0.783592" calcext:value-type="float">
            <text:p>0.783592</text:p>
          </table:table-cell>
          <table:table-cell table:number-columns-repeated="1006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table:number-columns-repeated="2"/>
          <table:table-cell office:value-type="float" office:value="0.785721" calcext:value-type="float">
            <text:p>0.785721</text:p>
          </table:table-cell>
          <table:table-cell table:number-columns-repeated="1006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table:number-columns-repeated="3"/>
          <table:table-cell office:value-type="float" office:value="0.782676" calcext:value-type="float">
            <text:p>0.782676</text:p>
          </table:table-cell>
          <table:table-cell table:number-columns-repeated="1006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table:number-columns-repeated="3"/>
          <table:table-cell office:value-type="float" office:value="0.783154" calcext:value-type="float">
            <text:p>0.783154</text:p>
          </table:table-cell>
          <table:table-cell table:number-columns-repeated="1006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table:number-columns-repeated="3"/>
          <table:table-cell office:value-type="float" office:value="0.780746" calcext:value-type="float">
            <text:p>0.780746</text:p>
          </table:table-cell>
          <table:table-cell table:number-columns-repeated="1006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table:number-columns-repeated="3"/>
          <table:table-cell office:value-type="float" office:value="0.78312" calcext:value-type="float">
            <text:p>0.78312</text:p>
          </table:table-cell>
          <table:table-cell table:number-columns-repeated="1006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table:number-columns-repeated="3"/>
          <table:table-cell office:value-type="float" office:value="0.786779" calcext:value-type="float">
            <text:p>0.786779</text:p>
          </table:table-cell>
          <table:table-cell table:number-columns-repeated="1006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table:number-columns-repeated="3"/>
          <table:table-cell office:value-type="float" office:value="0.786053" calcext:value-type="float">
            <text:p>0.786053</text:p>
          </table:table-cell>
          <table:table-cell table:number-columns-repeated="1006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table:number-columns-repeated="3"/>
          <table:table-cell office:value-type="float" office:value="0.777297" calcext:value-type="float">
            <text:p>0.777297</text:p>
          </table:table-cell>
          <table:table-cell table:number-columns-repeated="1006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table:number-columns-repeated="101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number-columns-repeated="101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15.2291in" svg:y="0.3272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4587in" svg:y="5.4866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42 'F1-mean f-AUC'.H2:'F1-mean f-AUC'.H2 'F1-mean f-AUC'.H3:'F1-mean f-AUC'.H42 'F1-mean f-AUC'.I2:'F1-mean f-AUC'.I2 'F1-mean f-AUC'.I3:'F1-mean f-AUC'.I52 'F1-mean f-AUC'.M2:'F1-mean f-AUC'.M2 'F1-mean f-AUC'.M3:'F1-mean f-AUC'.M52 'F1-mean f-AUC'.N2:'F1-mean f-AUC'.N2 'F1-mean f-AUC'.N3:'F1-mean f-AUC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epochs</text:p>
          </table:table-cell>
          <table:table-cell table:style-name="ce9" office:value-type="string" calcext:value-type="string">
            <text:p>v22</text:p>
          </table:table-cell>
          <table:table-cell table:style-name="ce9" office:value-type="string" calcext:value-type="string">
            <text:p>V22_2</text:p>
          </table:table-cell>
          <table:table-cell table:style-name="ce9" office:value-type="string" calcext:value-type="string">
            <text:p>V22_3</text:p>
          </table:table-cell>
          <table:table-cell table:style-name="ce9" office:value-type="string" calcext:value-type="string">
            <text:p>V22_4</text:p>
          </table:table-cell>
          <table:table-cell table:style-name="ce9" office:value-type="string" calcext:value-type="string">
            <text:p>V22_5</text:p>
          </table:table-cell>
          <table:table-cell table:style-name="ce9" office:value-type="string" calcext:value-type="string">
            <text:p>v23</text:p>
          </table:table-cell>
          <table:table-cell table:style-name="ce9" office:value-type="string" calcext:value-type="string">
            <text:p>v24</text:p>
          </table:table-cell>
          <table:table-cell table:style-name="ce9" office:value-type="string" calcext:value-type="string">
            <text:p>V24_2</text:p>
          </table:table-cell>
          <table:table-cell table:style-name="ce9" office:value-type="string" calcext:value-type="string">
            <text:p>v25</text:p>
          </table:table-cell>
          <table:table-cell table:style-name="ce9" office:value-type="string" calcext:value-type="string">
            <text:p>v26</text:p>
          </table:table-cell>
          <table:table-cell table:style-name="ce9" office:value-type="string" calcext:value-type="string">
            <text:p>V27_2</text:p>
          </table:table-cell>
          <table:table-cell table:style-name="ce9" office:value-type="string" calcext:value-type="string">
            <text:p>V24_3</text:p>
          </table:table-cell>
          <table:table-cell table:style-name="ce9" office:value-type="string" calcext:value-type="string">
            <text:p>V24_4</text:p>
          </table:table-cell>
          <table:table-cell table:style-name="ce9" office:value-type="string" calcext:value-type="string">
            <text:p>v29</text:p>
          </table:table-cell>
          <table:table-cell table:style-name="ce9" office:value-type="string" calcext:value-type="string">
            <text:p>V29_2</text:p>
          </table:table-cell>
          <table:table-cell table:style-name="ce9" office:value-type="string" calcext:value-type="string">
            <text:p>V29_3</text:p>
          </table:table-cell>
          <table:table-cell table:style-name="ce9" table:number-columns-repeated="100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number-columns-repeated="100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number-columns-repeated="100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number-columns-repeated="1006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number-columns-repeated="1006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number-columns-repeated="1006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number-columns-repeated="1006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number-columns-repeated="1006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/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number-columns-repeated="1006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/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number-columns-repeated="1006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/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number-columns-repeated="1006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/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number-columns-repeated="1006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/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number-columns-repeated="1006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/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number-columns-repeated="1006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/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number-columns-repeated="1006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/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number-columns-repeated="1006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number-columns-repeated="2"/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number-columns-repeated="1006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number-columns-repeated="2"/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number-columns-repeated="1006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number-columns-repeated="2"/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number-columns-repeated="1006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number-columns-repeated="2"/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number-columns-repeated="1006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number-columns-repeated="2"/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number-columns-repeated="1006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number-columns-repeated="2"/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number-columns-repeated="1006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number-columns-repeated="2"/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number-columns-repeated="1006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number-columns-repeated="2"/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number-columns-repeated="1006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number-columns-repeated="2"/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number-columns-repeated="1006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number-columns-repeated="2"/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number-columns-repeated="1006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number-columns-repeated="2"/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number-columns-repeated="1006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number-columns-repeated="2"/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number-columns-repeated="1006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number-columns-repeated="2"/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number-columns-repeated="1006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number-columns-repeated="2"/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number-columns-repeated="1006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number-columns-repeated="2"/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number-columns-repeated="1006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number-columns-repeated="2"/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number-columns-repeated="1006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number-columns-repeated="2"/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number-columns-repeated="1006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number-columns-repeated="3"/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number-columns-repeated="1006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number-columns-repeated="3"/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number-columns-repeated="1006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number-columns-repeated="3"/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number-columns-repeated="1006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number-columns-repeated="3"/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number-columns-repeated="1006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number-columns-repeated="3"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number-columns-repeated="1006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number-columns-repeated="3"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number-columns-repeated="1006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number-columns-repeated="3"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number-columns-repeated="1006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table:number-columns-repeated="3"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/>
          <table:table-cell table:number-columns-repeated="3" office:value-type="string" calcext:value-type="string">
            <text:p>xxx</text:p>
          </table:table-cell>
          <table:table-cell table:number-columns-repeated="1006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 table:number-columns-repeated="3"/>
          <table:table-cell table:number-columns-repeated="2" office:value-type="string" calcext:value-type="string">
            <text:p>xxx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10:01:28.391146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23T11:06:49.927582072</dc:date>
    <meta:editing-duration>P25DT20H29M23S</meta:editing-duration>
    <meta:editing-cycles>344</meta:editing-cycles>
    <meta:generator>LibreOffice/7.0.4.2$Linux_X86_64 LibreOffice_project/00$Build-2</meta:generator>
    <meta:document-statistic meta:table-count="3" meta:cell-count="2082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42 'F1-mean f-AUC'.H2:'F1-mean f-AUC'.H42 'F1-mean f-AUC'.I2:'F1-mean f-AUC'.I52 'F1-mean f-AUC'.M2:'F1-mean f-AUC'.N52" chart:data-source-has-labels="row" svg:x="0.46cm" svg:y="1.433cm" svg:width="19.783cm" svg:height="11.26cm">
          <chart:coordinate-region svg:x="1.372cm" svg:y="1.632cm" svg:width="18.871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H3:'F1-mean f-AUC'.H42" chart:label-cell-address="'F1-mean f-AUC'.H2:'F1-mean f-AUC'.H2" chart:class="chart:line">
            <chart:data-point chart:repeated="4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series chart:style-name="ch11" chart:values-cell-range-address="'F1-mean f-AUC'.M3:'F1-mean f-AUC'.M52" chart:label-cell-address="'F1-mean f-AUC'.M2:'F1-mean f-AUC'.M2" chart:class="chart:line">
            <chart:data-point chart:repeated="50"/>
          </chart:series>
          <chart:series chart:style-name="ch12" chart:values-cell-range-address="'F1-mean f-AUC'.N3:'F1-mean f-AUC'.N52" chart:label-cell-address="'F1-mean f-AUC'.N2:'F1-mean 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4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  <table:table-cell office:value-type="float" office:value="0">
                <text:p>0</text:p>
                <draw:g>
                  <svg:desc>'F1-mean f-AUC'.M3:'F1-mean f-AUC'.M52</svg:desc>
                </draw:g>
              </table:table-cell>
              <table:table-cell office:value-type="float" office:value="0">
                <text:p>0</text:p>
                <draw:g>
                  <svg:desc>'F1-mean f-AUC'.N3:'F1-mean f-AUC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52 'f-AUC'.H2:'f-AUC'.I52 'f-AUC'.M2:'f-AUC'.N5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52" chart:label-cell-address="'f-AUC'.B2:'f-AUC'.B2" chart:class="chart:line">
            <chart:data-point chart:repeated="50"/>
          </chart:series>
          <chart:series chart:style-name="ch9" chart:values-cell-range-address="'f-AUC'.H3:'f-AUC'.H52" chart:label-cell-address="'f-AUC'.H2:'f-AUC'.H2" chart:class="chart:line">
            <chart:data-point chart:repeated="5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52" chart:label-cell-address="'f-AUC'.M2:'f-AUC'.M2" chart:class="chart:line">
            <chart:data-point chart:repeated="50"/>
          </chart:series>
          <chart:series chart:style-name="ch12" chart:values-cell-range-address="'f-AUC'.N3:'f-AUC'.N52" chart:label-cell-address="'f-AUC'.N2:'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52</svg:desc>
                </draw:g>
              </table:table-cell>
              <table:table-cell office:value-type="float" office:value="0.705752">
                <text:p>0.705752</text:p>
                <draw:g>
                  <svg:desc>'f-AUC'.H3:'f-AUC'.H5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52</svg:desc>
                </draw:g>
              </table:table-cell>
              <table:table-cell office:value-type="float" office:value="0.502361">
                <text:p>0.502361</text:p>
                <draw:g>
                  <svg:desc>'f-AUC'.N3:'f-AUC'.N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